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Bảng1" style:family="table">
      <style:table-properties style:width="17cm" table:align="left"/>
    </style:style>
    <style:style style:name="Bảng1.A" style:family="table-column">
      <style:table-column-properties style:column-width="3.466cm"/>
    </style:style>
    <style:style style:name="Bảng1.B" style:family="table-column">
      <style:table-column-properties style:column-width="3.048cm"/>
    </style:style>
    <style:style style:name="Bảng1.C" style:family="table-column">
      <style:table-column-properties style:column-width="3.431cm"/>
    </style:style>
    <style:style style:name="Bảng1.D" style:family="table-column">
      <style:table-column-properties style:column-width="3.237cm"/>
    </style:style>
    <style:style style:name="Bảng1.E" style:family="table-column">
      <style:table-column-properties style:column-width="3.819cm"/>
    </style:style>
    <style:style style:name="Bảng1.A1" style:family="table-cell">
      <style:table-cell-properties style:vertical-align="middle" fo:padding="0.049cm" fo:border="none"/>
    </style:style>
    <style:style style:name="P1" style:family="paragraph" style:parent-style-name="Heading_20_2">
      <style:paragraph-properties fo:line-height="100%" fo:text-align="start" style:justify-single-word="false" style:writing-mode="lr-tb"/>
      <style:text-properties style:font-name="Times New Roman" fo:font-size="14pt" fo:language="en" fo:country="US" officeooo:paragraph-rsid="000efb13" style:font-size-asian="14pt" style:font-size-complex="14pt"/>
    </style:style>
    <style:style style:name="P2" style:family="paragraph" style:parent-style-name="Heading_20_3">
      <style:paragraph-properties fo:margin-top="0cm" fo:margin-bottom="0.247cm" style:contextual-spacing="false"/>
      <style:text-properties style:font-name="Times New Roman" fo:font-size="14pt" fo:language="en" fo:country="US" style:font-size-asian="14pt" style:font-size-complex="14pt"/>
    </style:style>
    <style:style style:name="P3" style:family="paragraph" style:parent-style-name="Text_20_body">
      <style:paragraph-properties fo:line-height="100%"/>
      <style:text-properties fo:language="en" fo:country="US"/>
    </style:style>
    <style:style style:name="P4" style:family="paragraph" style:parent-style-name="Text_20_body">
      <style:paragraph-properties fo:line-height="100%"/>
      <style:text-properties style:font-name="Times New Roman" fo:font-size="14pt" fo:language="en" fo:country="US" style:font-size-asian="14pt" style:font-size-complex="14pt"/>
    </style:style>
    <style:style style:name="P5" style:family="paragraph" style:parent-style-name="Preformatted_20_Text">
      <style:paragraph-properties fo:margin-left="0cm" fo:margin-right="0cm" fo:margin-top="0cm" fo:margin-bottom="0.247cm" style:contextual-spacing="false" fo:text-indent="0cm" style:auto-text-indent="false" style:writing-mode="lr-tb"/>
      <style:text-properties fo:language="en" fo:country="US"/>
    </style:style>
    <style:style style:name="P6" style:family="paragraph" style:parent-style-name="Text_20_body">
      <style:paragraph-properties fo:line-height="100%" fo:text-align="start" style:justify-single-word="false" style:writing-mode="lr-tb"/>
      <style:text-properties style:font-name="Times New Roman" fo:font-size="14pt" fo:language="en" fo:country="US" officeooo:paragraph-rsid="000efb13" style:font-size-asian="14pt" style:font-size-complex="14pt"/>
    </style:style>
    <style:style style:name="P7" style:family="paragraph" style:parent-style-name="Text_20_body">
      <style:paragraph-properties fo:line-height="100%" fo:text-align="start" style:justify-single-word="false" style:writing-mode="lr-tb"/>
      <style:text-properties style:font-name="Times New Roman" fo:font-size="14pt" fo:language="en" fo:country="US" officeooo:rsid="0011cead" officeooo:paragraph-rsid="0011cead" style:font-size-asian="14pt" style:font-size-complex="14pt"/>
    </style:style>
    <style:style style:name="P8" style:family="paragraph" style:parent-style-name="Text_20_body">
      <style:paragraph-properties fo:line-height="100%"/>
      <style:text-properties style:font-name="Times New Roman" fo:font-size="14pt" fo:language="en" fo:country="US" officeooo:rsid="0011cead" style:font-size-asian="14pt" style:font-size-complex="14pt"/>
    </style:style>
    <style:style style:name="T1" style:family="text">
      <style:text-properties style:font-name="Times New Roman"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2.3. Công cụ và thư viện phân tích</text:h>
      <text:h text:style-name="P2" text:outline-level="3">2.3.1. Các công cụ Image Forensics</text:h>
      <text:p text:style-name="P3"><text:span text:style-name="T1">Trong lĩnh vực Image Forensics, việc sử dụng các công cụ phân tích chuyên dụng đóng vai trò quan trọng trong quá trình phát hiện, xác minh và đánh giá tính xác thực của ảnh số. Các công cụ này hỗ trợ nhà phân tích trong việc trích xuất metadata, phát hiện dấu hiệu chỉnh sửa, nhận diện vùng ảnh bị sao chép hoặc ghép nối, cũng như phát hiện thông tin ẩn bên trong ảnh. Trong phạm vi nghiên cứu này, nhóm tập trung vào bốn công cụ tiêu biểu gồm: </text:span><text:span text:style-name="Strong_20_Emphasis"><text:span text:style-name="T1">ExifTool, FotoForensics, Forensically và Stegdetect</text:span></text:span><text:span text:style-name="T1">.</text:span></text:p>
      <text:h text:style-name="P2" text:outline-level="3">1. ExifTool</text:h>
      <text:p text:style-name="P4">ExifTool là một công cụ dòng lệnh mạnh mẽ được phát triển bởi Phil Harvey, chuyên dùng để đọc, ghi và chỉnh sửa metadata trong nhiều định dạng tệp khác nhau, đặc biệt là JPEG. Đây là một trong những công cụ được sử dụng rộng rãi trong lĩnh vực pháp chứng số (Digital Forensics) nhờ khả năng hỗ trợ hơn 100 định dạng file và hàng nghìn trường metadata khác nhau.</text:p>
      <text:p text:style-name="P4">Về tính năng, ExifTool cho phép người dùng trích xuất toàn bộ metadata bao gồm EXIF, IPTC và XMP; phân tích cấu trúc nhị phân của tệp; chỉnh sửa hoặc xóa metadata; cũng như so sánh metadata giữa các ảnh khác nhau. Công cụ này đặc biệt hữu ích trong việc phát hiện các dấu hiệu bất thường như thời gian chụp không hợp lý, thông tin thiết bị không khớp hoặc dấu vết phần mềm chỉnh sửa.</text:p>
      <text:p text:style-name="P4">Cách sử dụng ExifTool khá đơn giản thông qua dòng lệnh. Ví dụ, để xem toàn bộ metadata của một ảnh JPEG, người dùng sử dụng lệnh:</text:p>
      <text:p text:style-name="P5"><text:span text:style-name="Source_20_Text"><text:span text:style-name="T1">exiftool image.jpg</text:span></text:span></text:p>
      <text:p text:style-name="P4">Kết quả hiển thị dưới dạng văn bản trên màn hình terminal, bao gồm các thông tin như tên tệp, kích thước, model máy ảnh, thời gian chụp, thông tin GPS và phần mềm đã sử dụng để chỉnh sửa (nếu có). Ví dụ, nếu trường “Software” hiển thị Adobe Photoshop, đây có thể là dấu hiệu cho thấy ảnh đã được chỉnh sửa.</text:p>
      <text:p text:style-name="P4">Trong thực tế, ExifTool được ứng dụng rộng rãi trong điều tra hình sự, xác minh bằng chứng số, kiểm tra nguồn gốc ảnh lan truyền trên mạng xã hội và phân tích vị trí địa lý thông qua dữ liệu GPS.</text:p>
      <text:h text:style-name="P2" text:outline-level="3">2. FotoForensics</text:h>
      <text:p text:style-name="P4">FotoForensics là một công cụ phân tích ảnh trực tuyến do Neal Krawetz phát triển. Công cụ này nổi bật nhờ tích hợp kỹ thuật Error Level Analysis (ELA) – một phương pháp giúp phát hiện các vùng có mức độ nén JPEG không đồng nhất, từ đó suy đoán khả năng ảnh đã bị chỉnh sửa.</text:p>
      <text:p text:style-name="P4">Về tính năng, FotoForensics cung cấp các chức năng như phân tích ELA, hiển thị metadata, phân tích cấu trúc JPEG và đánh giá mức độ nén ảnh. Người dùng chỉ cần truy cập website, tải ảnh lên hoặc cung cấp đường dẫn URL, sau đó lựa chọn chế độ phân tích mong muốn.</text:p>
      <text:p text:style-name="P4"><text:soft-page-break/>Kết quả phân tích được hiển thị trực quan dưới dạng hình ảnh. Trong chế độ ELA, các vùng có mức độ sai lệch nén cao sẽ hiển thị sáng hơn so với các vùng còn lại. Nếu một khu vực trong ảnh có độ sáng bất thường so với nền chung, đó có thể là dấu hiệu của việc chỉnh sửa hoặc ghép ảnh.</text:p>
      <text:p text:style-name="P4">FotoForensics thường được sử dụng để kiểm tra nhanh tính xác thực của ảnh lan truyền trên internet, hỗ trợ hoạt động báo chí điều tra và xác minh thông tin truyền thông.</text:p>
      <text:h text:style-name="P2" text:outline-level="3">3. Forensically</text:h>
      <text:p text:style-name="P4">Forensically là một công cụ phân tích ảnh trực tuyến cung cấp nhiều kỹ thuật nâng cao hơn so với FotoForensics. Công cụ này hỗ trợ đa dạng phương pháp phân tích như Error Level Analysis, Clone Detection (phát hiện sao chép vùng ảnh), Noise Analysis (phân tích nhiễu), JPEG Ghost Detection và hiển thị metadata.</text:p>
      <text:p text:style-name="P4">Quá trình sử dụng khá trực quan: người dùng truy cập trang web, tải ảnh lên và lựa chọn công cụ phân tích từ thanh công cụ bên cạnh. Kết quả được hiển thị trực tiếp trên giao diện với các vùng nghi vấn được đánh dấu rõ ràng.</text:p>
      <text:p text:style-name="P4">Ví dụ, trong chế độ Clone Detection, các vùng bị sao chép (copy-move) sẽ được khoanh vùng. Trong chế độ Noise Analysis, các khu vực có mức độ nhiễu khác biệt so với phần còn lại của ảnh có thể là dấu hiệu của thao tác chỉnh sửa hoặc ghép nối.</text:p>
      <text:p text:style-name="P4">Trong thực tế, Forensically được sử dụng trong nghiên cứu học thuật, phân tích ảnh ghép, phát hiện giả mạo hình ảnh và hỗ trợ điều tra kỹ thuật số.</text:p>
      <text:h text:style-name="P2" text:outline-level="3">4. Stegdetect</text:h>
      <text:p text:style-name="P4">Stegdetect là một công cụ dòng lệnh chuyên dùng để phát hiện kỹ thuật steganography trong ảnh JPEG. Khác với các công cụ trên tập trung vào chỉnh sửa ảnh, Stegdetect tập trung vào phát hiện thông tin ẩn được nhúng trong miền DCT của JPEG.</text:p>
      <text:p text:style-name="P4">Công cụ này có khả năng phát hiện một số kỹ thuật giấu tin phổ biến như JSteg, OutGuess, F5 và Invisible Secrets. Cách sử dụng đơn giản thông qua dòng lệnh:</text:p>
      <text:p text:style-name="P5"><text:span text:style-name="Source_20_Text"><text:span text:style-name="T1">stegdetect image.jpg</text:span></text:span></text:p>
      <text:p text:style-name="P4">Kết quả hiển thị bao gồm tên file, phương pháp giấu tin nghi ngờ và mức xác suất tương ứng. Ví dụ:</text:p>
      <text:p text:style-name="P5"><text:span text:style-name="Source_20_Text"><text:span text:style-name="T1">image.jpg : jsteg(75%)</text:span></text:span></text:p>
      <text:p text:style-name="P4">Điều này cho thấy có khả năng ảnh đã được nhúng thông tin bằng phương pháp JSteg với xác suất 75%.</text:p>
      <text:p text:style-name="P4">Stegdetect được ứng dụng trong điều tra tội phạm mạng, phân tích an ninh thông tin và phát hiện kênh truyền tin bí mật.</text:p>
      <text:h text:style-name="P2" text:outline-level="3">So sánh các công cụ</text:h>
      <text:p text:style-name="P4">Mặc dù cả bốn công cụ đều phục vụ mục đích phân tích ảnh trong lĩnh vực Image Forensics, chúng có sự khác biệt rõ rệt về phạm vi và chức năng.</text:p>
      <text:p text:style-name="P4"><text:soft-page-break/>ExifTool tập trung chủ yếu vào phân tích và thao tác metadata, phù hợp cho việc xác minh nguồn gốc và thông tin kỹ thuật của ảnh. FotoForensics và Forensically đều cung cấp phân tích trực quan, trong đó Forensically có nhiều công cụ nâng cao hơn như clone detection và noise analysis. Stegdetect lại mang tính chuyên biệt, chỉ tập trung vào phát hiện giấu tin trong JPEG.</text:p>
      <text:p text:style-name="P4">Điểm giống nhau giữa các công cụ là đều hỗ trợ định dạng JPEG và đều có vai trò trong việc phát hiện bất thường trong ảnh số. Tuy nhiên, mỗi công cụ phục vụ một mục tiêu khác nhau: ExifTool cho metadata, FotoForensics cho ELA cơ bản, Forensically cho phân tích nâng cao và Stegdetect cho steganalysis.</text:p>
      <text:p text:style-name="P4">Trong thực tế, các chuyên gia pháp chứng thường kết hợp nhiều công cụ để tăng độ tin cậy của kết quả phân tích thay vì chỉ dựa vào một công cụ duy nhất.</text:p>
      <text:p text:style-name="P6">Để đánh giá rõ hơn sự khác biệt giữa các công cụ ExifTool, FotoForensics, Forensically và Stegdetect, bảng dưới đây tổng hợp các tiêu chí quan trọng trong quá trình phân tích ảnh pháp chứng:</text:p>
      <table:table table:name="Bảng1" table:style-name="Bảng1">
        <table:table-column table:style-name="Bảng1.A"/>
        <table:table-column table:style-name="Bảng1.B"/>
        <table:table-column table:style-name="Bảng1.C"/>
        <table:table-column table:style-name="Bảng1.D"/>
        <table:table-column table:style-name="Bảng1.E"/>
        <table:table-header-rows>
          <table:table-row>
            <table:table-cell table:style-name="Bảng1.A1" office:value-type="string">
              <text:p text:style-name="Table_20_Heading">Tiêu chí</text:p>
            </table:table-cell>
            <table:table-cell table:style-name="Bảng1.A1" office:value-type="string">
              <text:p text:style-name="Table_20_Heading">ExifTool</text:p>
            </table:table-cell>
            <table:table-cell table:style-name="Bảng1.A1" office:value-type="string">
              <text:p text:style-name="Table_20_Heading">FotoForensics</text:p>
            </table:table-cell>
            <table:table-cell table:style-name="Bảng1.A1" office:value-type="string">
              <text:p text:style-name="Table_20_Heading">Forensically</text:p>
            </table:table-cell>
            <table:table-cell table:style-name="Bảng1.A1" office:value-type="string">
              <text:p text:style-name="Table_20_Heading">Stegdetect</text:p>
            </table:table-cell>
          </table:table-row>
        </table:table-header-rows>
        <table:table-row>
          <table:table-cell table:style-name="Bảng1.A1" office:value-type="string">
            <text:p text:style-name="Table_20_Contents">Loại công cụ</text:p>
          </table:table-cell>
          <table:table-cell table:style-name="Bảng1.A1" office:value-type="string">
            <text:p text:style-name="Table_20_Contents">Dòng lệnh (CLI)</text:p>
          </table:table-cell>
          <table:table-cell table:style-name="Bảng1.A1" office:value-type="string">
            <text:p text:style-name="Table_20_Contents">Web-based</text:p>
          </table:table-cell>
          <table:table-cell table:style-name="Bảng1.A1" office:value-type="string">
            <text:p text:style-name="Table_20_Contents">Web-based</text:p>
          </table:table-cell>
          <table:table-cell table:style-name="Bảng1.A1" office:value-type="string">
            <text:p text:style-name="Table_20_Contents">Dòng lệnh (CLI)</text:p>
          </table:table-cell>
        </table:table-row>
        <table:table-row>
          <table:table-cell table:style-name="Bảng1.A1" office:value-type="string">
            <text:p text:style-name="Table_20_Contents">Mục đích chính</text:p>
          </table:table-cell>
          <table:table-cell table:style-name="Bảng1.A1" office:value-type="string">
            <text:p text:style-name="Table_20_Contents">Phân tích &amp; chỉnh sửa Metadata</text:p>
          </table:table-cell>
          <table:table-cell table:style-name="Bảng1.A1" office:value-type="string">
            <text:p text:style-name="Table_20_Contents">Phát hiện chỉnh sửa bằng ELA</text:p>
          </table:table-cell>
          <table:table-cell table:style-name="Bảng1.A1" office:value-type="string">
            <text:p text:style-name="Table_20_Contents">Phát hiện chỉnh sửa nâng cao</text:p>
          </table:table-cell>
          <table:table-cell table:style-name="Bảng1.A1" office:value-type="string">
            <text:p text:style-name="Table_20_Contents">Phát hiện giấu tin (Steganography)</text:p>
          </table:table-cell>
        </table:table-row>
        <table:table-row>
          <table:table-cell table:style-name="Bảng1.A1" office:value-type="string">
            <text:p text:style-name="Table_20_Contents">Phân tích Metadata (EXIF)</text:p>
          </table:table-cell>
          <table:table-cell table:style-name="Bảng1.A1" office:value-type="string">
            <text:p text:style-name="Table_20_Contents">Rất mạnh</text:p>
          </table:table-cell>
          <table:table-cell table:style-name="Bảng1.A1" office:value-type="string">
            <text:p text:style-name="Table_20_Contents">Có (cơ bản)</text:p>
          </table:table-cell>
          <table:table-cell table:style-name="Bảng1.A1" office:value-type="string">
            <text:p text:style-name="Table_20_Contents">Có</text:p>
          </table:table-cell>
          <table:table-cell table:style-name="Bảng1.A1" office:value-type="string">
            <text:p text:style-name="Table_20_Contents">Không</text:p>
          </table:table-cell>
        </table:table-row>
        <table:table-row>
          <table:table-cell table:style-name="Bảng1.A1" office:value-type="string">
            <text:p text:style-name="Table_20_Contents">Error Level Analysis (ELA)</text:p>
          </table:table-cell>
          <table:table-cell table:style-name="Bảng1.A1" office:value-type="string">
            <text:p text:style-name="Table_20_Contents">Không</text:p>
          </table:table-cell>
          <table:table-cell table:style-name="Bảng1.A1" office:value-type="string">
            <text:p text:style-name="Table_20_Contents">Có</text:p>
          </table:table-cell>
          <table:table-cell table:style-name="Bảng1.A1" office:value-type="string">
            <text:p text:style-name="Table_20_Contents">Có</text:p>
          </table:table-cell>
          <table:table-cell table:style-name="Bảng1.A1" office:value-type="string">
            <text:p text:style-name="Table_20_Contents">Không</text:p>
          </table:table-cell>
        </table:table-row>
        <table:table-row>
          <table:table-cell table:style-name="Bảng1.A1" office:value-type="string">
            <text:p text:style-name="Table_20_Contents">Clone Detection (Copy-Move)</text:p>
          </table:table-cell>
          <table:table-cell table:style-name="Bảng1.A1" office:value-type="string">
            <text:p text:style-name="Table_20_Contents">Không</text:p>
          </table:table-cell>
          <table:table-cell table:style-name="Bảng1.A1" office:value-type="string">
            <text:p text:style-name="Table_20_Contents">Hạn chế</text:p>
          </table:table-cell>
          <table:table-cell table:style-name="Bảng1.A1" office:value-type="string">
            <text:p text:style-name="Table_20_Contents">Có (tốt)</text:p>
          </table:table-cell>
          <table:table-cell table:style-name="Bảng1.A1" office:value-type="string">
            <text:p text:style-name="Table_20_Contents">Không</text:p>
          </table:table-cell>
        </table:table-row>
        <table:table-row>
          <table:table-cell table:style-name="Bảng1.A1" office:value-type="string">
            <text:p text:style-name="Table_20_Contents">Noise Analysis</text:p>
          </table:table-cell>
          <table:table-cell table:style-name="Bảng1.A1" office:value-type="string">
            <text:p text:style-name="Table_20_Contents">Không</text:p>
          </table:table-cell>
          <table:table-cell table:style-name="Bảng1.A1" office:value-type="string">
            <text:p text:style-name="Table_20_Contents">Không</text:p>
          </table:table-cell>
          <table:table-cell table:style-name="Bảng1.A1" office:value-type="string">
            <text:p text:style-name="Table_20_Contents">Có</text:p>
          </table:table-cell>
          <table:table-cell table:style-name="Bảng1.A1" office:value-type="string">
            <text:p text:style-name="Table_20_Contents">Không</text:p>
          </table:table-cell>
        </table:table-row>
        <table:table-row>
          <table:table-cell table:style-name="Bảng1.A1" office:value-type="string">
            <text:p text:style-name="Table_20_Contents">JPEG Compression Analysis</text:p>
          </table:table-cell>
          <table:table-cell table:style-name="Bảng1.A1" office:value-type="string">
            <text:p text:style-name="Table_20_Contents">Có (ở mức cấu trúc)</text:p>
          </table:table-cell>
          <table:table-cell table:style-name="Bảng1.A1" office:value-type="string">
            <text:p text:style-name="Table_20_Contents">Có</text:p>
          </table:table-cell>
          <table:table-cell table:style-name="Bảng1.A1" office:value-type="string">
            <text:p text:style-name="Table_20_Contents">Có</text:p>
          </table:table-cell>
          <table:table-cell table:style-name="Bảng1.A1" office:value-type="string">
            <text:p text:style-name="Table_20_Contents">Có (miền DCT)</text:p>
          </table:table-cell>
        </table:table-row>
        <table:table-row>
          <table:table-cell table:style-name="Bảng1.A1" office:value-type="string">
            <text:p text:style-name="Table_20_Contents">Phát hiện Steganography</text:p>
          </table:table-cell>
          <table:table-cell table:style-name="Bảng1.A1" office:value-type="string">
            <text:p text:style-name="Table_20_Contents">Không</text:p>
          </table:table-cell>
          <table:table-cell table:style-name="Bảng1.A1" office:value-type="string">
            <text:p text:style-name="Table_20_Contents">Không</text:p>
          </table:table-cell>
          <table:table-cell table:style-name="Bảng1.A1" office:value-type="string">
            <text:p text:style-name="Table_20_Contents">Không</text:p>
          </table:table-cell>
          <table:table-cell table:style-name="Bảng1.A1" office:value-type="string">
            <text:p text:style-name="Table_20_Contents">Có (JSteg, F5, OutGuess…)</text:p>
          </table:table-cell>
        </table:table-row>
        <table:table-row>
          <table:table-cell table:style-name="Bảng1.A1" office:value-type="string">
            <text:p text:style-name="Table_20_Contents">Mức độ chuyên sâu kỹ thuật</text:p>
          </table:table-cell>
          <table:table-cell table:style-name="Bảng1.A1" office:value-type="string">
            <text:p text:style-name="Table_20_Contents">Cao</text:p>
          </table:table-cell>
          <table:table-cell table:style-name="Bảng1.A1" office:value-type="string">
            <text:p text:style-name="Table_20_Contents">Trung bình</text:p>
          </table:table-cell>
          <table:table-cell table:style-name="Bảng1.A1" office:value-type="string">
            <text:p text:style-name="Table_20_Contents">Cao</text:p>
          </table:table-cell>
          <table:table-cell table:style-name="Bảng1.A1" office:value-type="string">
            <text:p text:style-name="Table_20_Contents">Chuyên biệt</text:p>
          </table:table-cell>
        </table:table-row>
        <table:table-row>
          <table:table-cell table:style-name="Bảng1.A1" office:value-type="string">
            <text:p text:style-name="Table_20_Contents">Yêu cầu cài đặt</text:p>
          </table:table-cell>
          <table:table-cell table:style-name="Bảng1.A1" office:value-type="string">
            <text:p text:style-name="Table_20_Contents">Có</text:p>
          </table:table-cell>
          <table:table-cell table:style-name="Bảng1.A1" office:value-type="string">
            <text:p text:style-name="Table_20_Contents">Không</text:p>
          </table:table-cell>
          <table:table-cell table:style-name="Bảng1.A1" office:value-type="string">
            <text:p text:style-name="Table_20_Contents">Không</text:p>
          </table:table-cell>
          <table:table-cell table:style-name="Bảng1.A1" office:value-type="string">
            <text:p text:style-name="Table_20_Contents">Có</text:p>
          </table:table-cell>
        </table:table-row>
        <table:table-row>
          <table:table-cell table:style-name="Bảng1.A1" office:value-type="string">
            <text:p text:style-name="Table_20_Contents">Phù hợp với</text:p>
          </table:table-cell>
          <table:table-cell table:style-name="Bảng1.A1" office:value-type="string">
            <text:p text:style-name="Table_20_Contents">Điều tra viên, chuyên gia pháp chứng</text:p>
          </table:table-cell>
          <table:table-cell table:style-name="Bảng1.A1" office:value-type="string">
            <text:p text:style-name="Table_20_Contents">Kiểm tra nhanh online</text:p>
          </table:table-cell>
          <table:table-cell table:style-name="Bảng1.A1" office:value-type="string">
            <text:p text:style-name="Table_20_Contents">Phân tích học thuật, nghiên cứu</text:p>
          </table:table-cell>
          <table:table-cell table:style-name="Bảng1.A1" office:value-type="string">
            <text:p text:style-name="Table_20_Contents">Điều tra an ninh mạng</text:p>
          </table:table-cell>
        </table:table-row>
      </table:table>
      <text:p text:style-name="P7">Bảng 2.1. So sánh các công cụ Image Forensics</text:p>
      <text:p text:style-name="P7">Từ Bảng 2.1 có thể nhận thấy rằng mỗi công cụ trong Image Forensics đảm nhiệm một vai trò chuyên biệt, phản ánh sự phân hóa theo chức năng kỹ thuật, mục đích sử dụng và môi trường triển khai. Không có công cụ nào mang tính toàn diện tuyệt đối; thay vào đó, mỗi công cụ phù hợp với những bối cảnh phân tích khác nhau.</text:p>
      <text:p text:style-name="P8">Trước hết, <text:span text:style-name="Strong_20_Emphasis">về mục đích sử dụng</text:span>, ExifTool tập trung vào phân tích và thao tác metadata, phù hợp với các hoạt động điều tra kỹ thuật yêu cầu xác minh nguồn gốc <text:soft-page-break/>thiết bị, thời gian chụp hoặc dấu vết phần mềm chỉnh sửa. FotoForensics được thiết kế để kiểm tra nhanh khả năng chỉnh sửa thông qua Error Level Analysis, thích hợp trong môi trường truyền thông và kiểm chứng thông tin trực tuyến. Forensically mở rộng phạm vi phân tích với nhiều kỹ thuật nâng cao như clone detection và noise analysis, phục vụ nghiên cứu học thuật và phân tích chuyên sâu. Trong khi đó, Stegdetect có mục đích chuyên biệt là phát hiện kỹ thuật giấu tin trong JPEG, thường được ứng dụng trong an ninh mạng và điều tra tội phạm số.</text:p>
      <text:p text:style-name="P8">Xét về <text:span text:style-name="Strong_20_Emphasis">khả năng tiếp cận và sử dụng</text:span>, các công cụ web như FotoForensics và Forensically có lợi thế rõ rệt nhờ giao diện trực quan, không yêu cầu cài đặt và dễ thao tác đối với người dùng phổ thông. Ngược lại, ExifTool và Stegdetect hoạt động dưới dạng dòng lệnh, đòi hỏi người sử dụng có kiến thức kỹ thuật nhất định. Tuy nhiên, chính đặc điểm này lại giúp các công cụ dòng lệnh linh hoạt hơn trong môi trường chuyên nghiệp và dễ dàng tích hợp vào quy trình phân tích tự động.</text:p>
      <text:p text:style-name="P8">Về <text:span text:style-name="Strong_20_Emphasis">tính năng và độ sâu phân tích</text:span>, ExifTool và Forensically thể hiện mức độ chuyên sâu cao hơn. ExifTool cho phép truy xuất chi tiết từng trường metadata và phân tích cấu trúc file ở mức nhị phân. Forensically tích hợp nhiều phương pháp phát hiện chỉnh sửa nâng cao, giúp nhận diện ảnh ghép hoặc sao chép vùng ảnh. FotoForensics chủ yếu dựa vào ELA nên phạm vi phân tích hạn chế hơn và phụ thuộc vào khả năng diễn giải của người dùng. Stegdetect tuy không hỗ trợ phát hiện chỉnh sửa thông thường nhưng có độ chuyên sâu cao trong phạm vi steganalysis.</text:p>
      <text:p text:style-name="P8">Xét về <text:span text:style-name="Strong_20_Emphasis">hiệu suất và tốc độ xử lý</text:span>, các công cụ dòng lệnh như ExifTool và Stegdetect thường có tốc độ nhanh và phù hợp với xử lý hàng loạt. Chúng có thể được sử dụng trong môi trường tự động hóa hoặc tích hợp vào script phân tích. Ngược lại, các công cụ web phụ thuộc vào tốc độ mạng và tài nguyên máy chủ, do đó có thể bị giới hạn khi xử lý ảnh dung lượng lớn.</text:p>
      <text:p text:style-name="P8">Về <text:span text:style-name="Strong_20_Emphasis">tính riêng tư và bảo mật</text:span>, đây là yếu tố đặc biệt quan trọng trong pháp chứng số. ExifTool và Stegdetect hoạt động cục bộ trên hệ thống người dùng, đảm bảo dữ liệu không bị truyền ra ngoài, phù hợp khi xử lý bằng chứng nhạy cảm. Trong khi đó, các công cụ web yêu cầu tải ảnh lên máy chủ bên ngoài, tiềm ẩn rủi ro về bảo mật nếu dữ liệu không được kiểm soát chặt chẽ.</text:p>
      <text:p text:style-name="P8">Xét về <text:span text:style-name="Strong_20_Emphasis">khả năng mở rộng và tích hợp</text:span>, ExifTool có ưu thế lớn nhờ khả năng tích hợp vào hệ thống phân tích tự động hoặc quy trình điều tra thông qua dòng lệnh. Stegdetect cũng có thể tích hợp vào các hệ thống kiểm tra an ninh mạng. Ngược lại, các công cụ web chủ yếu phục vụ phân tích thủ công và khó tích hợp vào hệ thống xử lý tự động quy mô lớn.</text:p>
      <text:p text:style-name="P8">Tổng hợp các tiêu chí trên cho thấy rằng việc lựa chọn công cụ phụ thuộc vào bối cảnh sử dụng và mục tiêu phân tích cụ thể. Trong môi trường điều tra chuyên nghiệp yêu cầu bảo mật và tự động hóa cao, ExifTool và Stegdetect là lựa chọn phù hợp. Đối với mục đích kiểm tra nhanh hoặc minh họa trực quan, FotoForensics và Forensically mang lại sự thuận tiện đáng kể. Trong thực tiễn, các chuyên gia pháp chứng thường kết hợp nhiều công cụ để kiểm chứng chéo kết quả, từ đó nâng cao độ tin cậy và tính chính xác của quá trình phân tích.</text:p>
      <text:p text:style-name="P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vi" fo:country="V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0:32:07.494548900</meta:creation-date>
    <dc:date>2026-02-12T21:17:32.436940600</dc:date>
    <meta:editing-duration>PT8M38S</meta:editing-duration>
    <meta:editing-cycles>1</meta:editing-cycles>
    <meta:document-statistic meta:table-count="1" meta:image-count="0" meta:object-count="0" meta:page-count="5" meta:paragraph-count="103" meta:word-count="2095" meta:character-count="10287" meta:non-whitespace-character-count="8294"/>
    <meta:generator>LibreOffice/25.8.4.2$Windows_X86_64 LibreOffice_project/290daaa01b999472f0c7a3890eb6a550fd74c6df</meta:generator>
  </office:meta>
</office:document-meta>
</file>